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0f0" officeooo:paragraph-rsid="0002a0f0"/>
    </style:style>
    <style:style style:name="P2" style:family="paragraph" style:parent-style-name="Standard">
      <style:text-properties officeooo:rsid="0004016a" officeooo:paragraph-rsid="0004016a"/>
    </style:style>
    <style:style style:name="P3" style:family="paragraph" style:parent-style-name="Standard">
      <style:text-properties officeooo:rsid="0002a0f0" officeooo:paragraph-rsid="00054b8c"/>
    </style:style>
    <style:style style:name="P4" style:family="paragraph" style:parent-style-name="Standard">
      <style:text-properties officeooo:rsid="00054b8c" officeooo:paragraph-rsid="00054b8c"/>
    </style:style>
    <style:style style:name="T1" style:family="text">
      <style:text-properties officeooo:rsid="0002a0f0"/>
    </style:style>
    <style:style style:name="T2" style:family="text">
      <style:text-properties officeooo:rsid="0004016a"/>
    </style:style>
    <style:style style:name="T3" style:family="text">
      <style:text-properties officeooo:rsid="0005aa2e"/>
    </style:style>
    <style:style style:name="T4" style:family="text">
      <style:text-properties officeooo:rsid="00074639"/>
    </style:style>
    <style:style style:name="T5" style:family="text">
      <style:text-properties officeooo:rsid="0007c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git hub</text:p>
      <text:p text:style-name="P3"/>
      <text:p text:style-name="P1"># go to directory where you want to place project:</text:p>
      <text:p text:style-name="P1">cd /home/nkuech/Wband_radar/data_processing/process_<text:span text:style-name="T3">mirac-a</text:span>_data/</text:p>
      <text:p text:style-name="P1"/>
      <text:p text:style-name="P1"># initialize repository: <text:span text:style-name="T4">(only once)</text:span></text:p>
      <text:p text:style-name="P1">git init</text:p>
      <text:p text:style-name="P1"/>
      <text:p text:style-name="P1"># get status of repositrory</text:p>
      <text:p text:style-name="P1">git status</text:p>
      <text:p text:style-name="P1"/>
      <text:p text:style-name="P1"># add new files to a commit</text:p>
      <text:p text:style-name="P1">git add &lt;filename&gt;</text:p>
      <text:p text:style-name="P1"/>
      <text:p text:style-name="P1"># commit t<text:span text:style-name="T2">o new version</text:span></text:p>
      <text:p text:style-name="P2">git commit -m „update <text:span text:style-name="T5">day xy, file bla and why</text:span>“</text:p>
      <text:p text:style-name="P2"/>
      <text:p text:style-name="P2"># push <text:span text:style-name="T1"><text:s/>them into in a new version on github</text:span></text:p>
      <text:p text:style-name="P2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1:51:20.858468437</meta:creation-date>
    <dc:date>2017-08-24T12:05:25.519928073</dc:date>
    <meta:editing-duration>PT2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8" meta:character-count="381" meta:non-whitespace-character-count="325"/>
  </office:meta>
</office:document-meta>
</file>